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P1" style:family="paragraph" style:parent-style-name="Standard">
      <style:text-properties officeooo:rsid="000c0b1b" officeooo:paragraph-rsid="000c0b1b"/>
    </style:style>
    <style:style style:name="P2" style:family="paragraph" style:parent-style-name="Standard">
      <style:paragraph-properties fo:text-align="center" style:justify-single-word="false"/>
      <style:text-properties fo:font-size="18pt" officeooo:rsid="000c0b1b" officeooo:paragraph-rsid="000c0b1b" style:font-size-asian="18pt" style:font-size-complex="18pt"/>
    </style:style>
    <style:style style:name="P3" style:family="paragraph" style:parent-style-name="Standard" style:list-style-name="L7">
      <style:text-properties officeooo:rsid="000cf8f9" officeooo:paragraph-rsid="000cf8f9"/>
    </style:style>
    <style:style style:name="P4" style:family="paragraph" style:parent-style-name="Standard">
      <style:text-properties officeooo:rsid="000cf8f9" officeooo:paragraph-rsid="000cf8f9"/>
    </style:style>
    <style:style style:name="P5" style:family="paragraph" style:parent-style-name="Standard">
      <style:text-properties officeooo:paragraph-rsid="000cf8f9"/>
    </style:style>
    <style:style style:name="P6" style:family="paragraph" style:parent-style-name="Standard" style:list-style-name="L8">
      <style:text-properties officeooo:paragraph-rsid="000fd7b6"/>
    </style:style>
    <style:style style:name="P7" style:family="paragraph" style:parent-style-name="Standard">
      <style:text-properties officeooo:paragraph-rsid="000fd7b6"/>
    </style:style>
    <style:style style:name="P8" style:family="paragraph" style:parent-style-name="Standard" style:list-style-name="L8">
      <style:text-properties officeooo:rsid="000fe14e" officeooo:paragraph-rsid="000fe14e"/>
    </style:style>
    <style:style style:name="P9" style:family="paragraph" style:parent-style-name="Standard">
      <style:text-properties officeooo:rsid="000fe14e" officeooo:paragraph-rsid="000fe14e"/>
    </style:style>
    <style:style style:name="T1" style:family="text">
      <style:text-properties officeooo:rsid="000d7d7e"/>
    </style:style>
    <style:style style:name="T2" style:family="text">
      <style:text-properties officeooo:rsid="000ef28f"/>
    </style:style>
    <style:style style:name="T3" style:family="text">
      <style:text-properties officeooo:rsid="000fd7b6"/>
    </style:style>
    <style:style style:name="T4" style:family="text">
      <style:text-properties officeooo:rsid="000fe14e"/>
    </style:style>
    <style:style style:name="T5" style:family="text">
      <style:text-properties officeooo:rsid="0011a34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I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apport projet IPO : </text:p>
      <text:p text:style-name="P1"/>
      <text:p text:style-name="P1"/>
      <text:p text:style-name="P1">Titre : Farfadet appelé à la rescourse !</text:p>
      <text:p text:style-name="P1">lien pour la page web : <text:s/><text:a xlink:type="simple" xlink:href="../../public_html/index.html" text:style-name="Internet_20_link" text:visited-style-name="Visited_20_Internet_20_Link">file:///home/lucky/Documents/IPO/Zuul/public_html/index.html</text:a></text:p>
      <text:p text:style-name="P1"/>
      <text:list xml:id="list4277568628" text:style-name="L7">
        <text:list-header>
          <text:p text:style-name="P3"/>
        </text:list-header>
        <text:list-item>
          <text:p text:style-name="P3">A. <text:tab/>Auteur :</text:p>
        </text:list-item>
      </text:list>
      <text:p text:style-name="P4">Manon HERMANN</text:p>
      <text:p text:style-name="P4"/>
      <text:list xml:id="list195144228804611" text:continue-numbering="true" text:style-name="L7">
        <text:list-header>
          <text:p text:style-name="P3">B.<text:tab/>Thème :</text:p>
        </text:list-header>
      </text:list>
      <text:p text:style-name="P4">Dans une forêt magique, un <text:span text:style-name="T4">farfadet</text:span> doit retrouver les pièces volées au pied de l’arc en ciel</text:p>
      <text:p text:style-name="P4"/>
      <text:p text:style-name="P4"><text:tab/>C. <text:tab/>Résumé du <text:span text:style-name="T4">scénario</text:span> (complet)</text:p>
      <text:p text:style-name="P4">..</text:p>
      <text:p text:style-name="P4"><text:tab/></text:p>
      <text:p text:style-name="P4"><text:tab/>D. <text:tab/><text:span text:style-name="T1">Plan complet</text:span></text:p>
      <text:p text:style-name="P4">..</text:p>
      <text:p text:style-name="P4"/>
      <text:p text:style-name="P4"><text:tab/><text:span text:style-name="T2">E. <text:tab/>Scénario détaillé</text:span></text:p>
      <text:p text:style-name="P4">..</text:p>
      <text:p text:style-name="P4"/>
      <text:p text:style-name="P4"><text:tab/><text:span text:style-name="T3">F. <text:tab/>Détails des lieux, items, personnages</text:span></text:p>
      <text:p text:style-name="P4">..</text:p>
      <text:p text:style-name="P4"/>
      <text:p text:style-name="P4"><text:tab/><text:span text:style-name="T3">G. <text:s/><text:tab/>Situations gagnantes et perdantes</text:span></text:p>
      <text:p text:style-name="P4">..</text:p>
      <text:p text:style-name="P4"/>
      <text:p text:style-name="P4"><text:tab/><text:span text:style-name="T3">H. <text:tab/>Éventuellement énigmes, mini-jeux, combats</text:span></text:p>
      <text:p text:style-name="P4">.. </text:p>
      <text:p text:style-name="P4"/>
      <text:p text:style-name="P4"><text:span text:style-name="T3"><text:tab/>I. <text:tab/>Commentaires (ce qui manques, reste à faire, …)</text:span></text:p>
      <text:p text:style-name="P4">..</text:p>
      <text:p text:style-name="P5"/>
      <text:list xml:id="list3449970856" text:style-name="L8">
        <text:list-item>
          <text:p text:style-name="P6"><text:span text:style-name="T3"><text:s/>Réponses aux exercices</text:span></text:p>
        </text:list-item>
      </text:list>
      <text:p text:style-name="P7">..</text:p>
      <text:p text:style-name="P7"/>
      <text:list xml:id="list195144340218346" text:continue-numbering="true" text:style-name="L8">
        <text:list-item>
          <text:p text:style-name="P8">Mode d’emploi (instructions, comment <text:span text:style-name="T5">démarrer</text:span> le jeu, …)</text:p>
        </text:list-item>
      </text:list>
      <text:p text:style-name="P9">.. </text:p>
      <text:p text:style-name="P9"/>
      <text:list xml:id="list195143159887019" text:continue-numbering="true" text:style-name="L8">
        <text:list-item>
          <text:p text:style-name="P8">Sources </text:p>
        </text:list-item>
      </text:list>
      <text:p text:style-name="P9">..</text:p>
      <text:p text:style-name="P4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5T18:57:18.613943500</meta:creation-date>
    <dc:date>2019-01-15T19:48:36.499971335</dc:date>
    <meta:editing-duration>PT10M36S</meta:editing-duration>
    <meta:editing-cycles>4</meta:editing-cycles>
    <meta:generator>LibreOffice/6.1.3.2$Linux_X86_64 LibreOffice_project/10$Build-2</meta:generator>
    <meta:document-statistic meta:table-count="0" meta:image-count="0" meta:object-count="0" meta:page-count="1" meta:paragraph-count="28" meta:word-count="106" meta:character-count="648" meta:non-whitespace-character-count="550"/>
  </office:meta>
</office:document-meta>
</file>